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6.181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P32_RaspiFF_LAN8720ETH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iwan/projects/Display/ESP32_raspiFF_LAN8720ETH_V2/ESP32_RaspiFF_LAN8720ETH_V2.kicad_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i 15 Mär 2022 15:55:03 C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99.0-unknown-e7f379c31d~118~ubuntu20.0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home/iwan/kicad_libs/bom_csv_Schmid_JCLPCB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fgNo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ice@1</text:p>
          </table:table-cell>
          <table:table-cell office:value-type="string" calcext:value-type="string">
            <text:p>price@reel</text:p>
          </table:table-cell>
          <table:table-cell office:value-type="string" calcext:value-type="string">
            <text:p>JCLPCB</text:p>
          </table:table-cell>
          <table:table-cell office:value-type="string" calcext:value-type="string">
            <text:p>QTY*price1</text:p>
          </table:table-cell>
          <table:table-cell office:value-type="string" calcext:value-type="string">
            <text:p>QTY*PriceReel</text:p>
          </table:table-cell>
        </table:table-row>
        <table:table-row table:style-name="ro1">
          <table:table-cell office:value-type="string" calcext:value-type="string">
            <text:p>C1, C3, C6, C7, C37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L10A226MQ8NR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59461</text:p>
          </table:table-cell>
          <table:table-cell table:formula="of:=[.B7]*[.G7]" office:value-type="float" office:value="0.1" calcext:value-type="float">
            <text:p>0.1</text:p>
          </table:table-cell>
          <table:table-cell table:formula="of:=[.B7]*[.H7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L31B102KGFN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35216</text:p>
          </table:table-cell>
          <table:table-cell table:formula="of:=[.B8]*[.G8]" office:value-type="float" office:value="0.03" calcext:value-type="float">
            <text:p>0.03</text:p>
          </table:table-cell>
          <table:table-cell table:formula="of:=[.B8]*[.H8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4, C3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15849</text:p>
          </table:table-cell>
          <table:table-cell table:formula="of:=[.B9]*[.G9]" office:value-type="float" office:value="0.028" calcext:value-type="float">
            <text:p>0.028</text:p>
          </table:table-cell>
          <table:table-cell table:formula="of:=[.B9]*[.H9]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L21A476MQYN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LIMEX_RLC-FP:C_0805_5MIL_DWS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16780</text:p>
          </table:table-cell>
          <table:table-cell table:formula="of:=[.B10]*[.G10]" office:value-type="float" office:value="0.05" calcext:value-type="float">
            <text:p>0.05</text:p>
          </table:table-cell>
          <table:table-cell table:formula="of:=[.B10]*[.H10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8, C9, C10, C12, C13, C14, C17, C18, C19, C20, C21, C22, C23, C29, C40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C14663</text:p>
          </table:table-cell>
          <table:table-cell table:formula="of:=[.B11]*[.G11]" office:value-type="float" office:value="0.105" calcext:value-type="float">
            <text:p>0.105</text:p>
          </table:table-cell>
          <table:table-cell table:formula="of:=[.B11]*[.H11]"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L10A225KO8NN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23630</text:p>
          </table:table-cell>
          <table:table-cell table:formula="of:=[.B12]*[.G12]" office:value-type="float" office:value="0.02" calcext:value-type="float">
            <text:p>0.02</text:p>
          </table:table-cell>
          <table:table-cell table:formula="of:=[.B12]*[.H12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15, C1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10V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C19702 </text:p>
          </table:table-cell>
          <table:table-cell table:formula="of:=[.B13]*[.G13]" office:value-type="float" office:value="0.04" calcext:value-type="float">
            <text:p>0.04</text:p>
          </table:table-cell>
          <table:table-cell table:formula="of:=[.B13]*[.H13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35V</text:p>
          </table:table-cell>
          <table:table-cell office:value-type="string" calcext:value-type="string">
            <text:p>UWT1V101MCL1GS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P_Elec_6.3x7.7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125975</text:p>
          </table:table-cell>
          <table:table-cell table:formula="of:=[.B14]*[.G14]" office:value-type="float" office:value="0.12" calcext:value-type="float">
            <text:p>0.12</text:p>
          </table:table-cell>
          <table:table-cell table:formula="of:=[.B14]*[.H14]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L31A106KBHN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13585</text:p>
          </table:table-cell>
          <table:table-cell table:formula="of:=[.B15]*[.G15]" office:value-type="float" office:value="0.03" calcext:value-type="float">
            <text:p>0.03</text:p>
          </table:table-cell>
          <table:table-cell table:formula="of:=[.B15]*[.H15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26, C27, C3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L21A476MQYN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LIMEX_RLC-FP:C_0805_5MIL_DWS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16780</text:p>
          </table:table-cell>
          <table:table-cell table:formula="of:=[.B16]*[.G16]" office:value-type="float" office:value="0.15" calcext:value-type="float">
            <text:p>0.15</text:p>
          </table:table-cell>
          <table:table-cell table:formula="of:=[.B16]*[.H16]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C14663</text:p>
          </table:table-cell>
          <table:table-cell table:formula="of:=[.B17]*[.G17]" office:value-type="float" office:value="0.007" calcext:value-type="float">
            <text:p>0.007</text:p>
          </table:table-cell>
          <table:table-cell table:formula="of:=[.B17]*[.H17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C0603JRNPO9BN1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107041</text:p>
          </table:table-cell>
          <table:table-cell table:formula="of:=[.B18]*[.G18]" office:value-type="float" office:value="0.007" calcext:value-type="float">
            <text:p>0.007</text:p>
          </table:table-cell>
          <table:table-cell table:formula="of:=[.B18]*[.H18]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32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L21A226MAYN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602037</text:p>
          </table:table-cell>
          <table:table-cell table:formula="of:=[.B19]*[.G19]" office:value-type="float" office:value="0.06" calcext:value-type="float">
            <text:p>0.06</text:p>
          </table:table-cell>
          <table:table-cell table:formula="of:=[.B19]*[.H19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L10C100JB8NN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1634</text:p>
          </table:table-cell>
          <table:table-cell table:formula="of:=[.B20]*[.G20]" office:value-type="float" office:value="0.007" calcext:value-type="float">
            <text:p>0.007</text:p>
          </table:table-cell>
          <table:table-cell table:formula="of:=[.B20]*[.H20]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/16V</text:p>
          </table:table-cell>
          <table:table-cell office:value-type="string" calcext:value-type="string">
            <text:p>RVT1C221M0607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P_Elec_6.3x7.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3342</text:p>
          </table:table-cell>
          <table:table-cell table:formula="of:=[.B21]*[.G21]" office:value-type="float" office:value="0.06" calcext:value-type="float">
            <text:p>0.06</text:p>
          </table:table-cell>
          <table:table-cell table:formula="of:=[.B21]*[.H21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38, C3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L10C270JB8NN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C1656</text:p>
          </table:table-cell>
          <table:table-cell table:formula="of:=[.B22]*[.G22]" office:value-type="float" office:value="0.016" calcext:value-type="float">
            <text:p>0.016</text:p>
          </table:table-cell>
          <table:table-cell table:formula="of:=[.B22]*[.H22]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CM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4A</text:p>
          </table:table-cell>
          <table:table-cell office:value-type="string" calcext:value-type="string">
            <text:p>SMW5045S601NTT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michi1:CommonMode_SMD_5x4.5mm</text:p>
          </table:table-cell>
          <table:table-cell office:value-type="float" office:value="0.6" calcext:value-type="float">
            <text:p>0.6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C254910</text:p>
          </table:table-cell>
          <table:table-cell table:formula="of:=[.B23]*[.G23]" office:value-type="float" office:value="0.6" calcext:value-type="float">
            <text:p>0.6</text:p>
          </table:table-cell>
          <table:table-cell table:formula="of:=[.B23]*[.H23]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LIMEX_Diodes-FP:SMA-KA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8678</text:p>
          </table:table-cell>
          <table:table-cell table:formula="of:=[.B24]*[.G24]" office:value-type="float" office:value="0.07" calcext:value-type="float">
            <text:p>0.07</text:p>
          </table:table-cell>
          <table:table-cell table:formula="of:=[.B24]*[.H24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SMBJ6.0CA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OLIMEX_Diodes-FP:DO214AA_1(K)-2(A)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113977</text:p>
          </table:table-cell>
          <table:table-cell table:formula="of:=[.B25]*[.G25]" office:value-type="float" office:value="0.06" calcext:value-type="float">
            <text:p>0.06</text:p>
          </table:table-cell>
          <table:table-cell table:formula="of:=[.B25]*[.H25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3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8678</text:p>
          </table:table-cell>
          <table:table-cell table:formula="of:=[.B26]*[.G26]" office:value-type="float" office:value="0.05" calcext:value-type="float">
            <text:p>0.05</text:p>
          </table:table-cell>
          <table:table-cell table:formula="of:=[.B26]*[.H26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440261</text:p>
          </table:table-cell>
          <table:table-cell table:formula="of:=[.B27]*[.G27]" office:value-type="float" office:value="0.04" calcext:value-type="float">
            <text:p>0.04</text:p>
          </table:table-cell>
          <table:table-cell table:formula="of:=[.B27]*[.H27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440261</text:p>
          </table:table-cell>
          <table:table-cell table:formula="of:=[.B28]*[.G28]" office:value-type="float" office:value="0.04" calcext:value-type="float">
            <text:p>0.04</text:p>
          </table:table-cell>
          <table:table-cell table:formula="of:=[.B28]*[.H28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BAT54C,215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OLIMEX_Diodes-FP:SOT23-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37704</text:p>
          </table:table-cell>
          <table:table-cell table:formula="of:=[.B29]*[.G29]" office:value-type="float" office:value="0.04" calcext:value-type="float">
            <text:p>0.04</text:p>
          </table:table-cell>
          <table:table-cell table:formula="of:=[.B29]*[.H29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 800mA</text:p>
          </table:table-cell>
          <table:table-cell office:value-type="string" calcext:value-type="string">
            <text:p>GZ2012D101TF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C1015</text:p>
          </table:table-cell>
          <table:table-cell table:formula="of:=[.B30]*[.G30]" office:value-type="float" office:value="0.01" calcext:value-type="float">
            <text:p>0.01</text:p>
          </table:table-cell>
          <table:table-cell table:formula="of:=[.B30]*[.H30]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FET1, FET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PM2015-3/TR</text:p>
          </table:table-cell>
          <table:table-cell office:value-type="string" calcext:value-type="string">
            <text:p>P-MOS+DIOD</text:p>
          </table:table-cell>
          <table:table-cell office:value-type="string" calcext:value-type="string">
            <text:p>OLIMEX_Transistors-FP:SOT2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213159</text:p>
          </table:table-cell>
          <table:table-cell table:formula="of:=[.B31]*[.G31]" office:value-type="float" office:value="0.14" calcext:value-type="float">
            <text:p>0.14</text:p>
          </table:table-cell>
          <table:table-cell table:formula="of:=[.B31]*[.H31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8C_LED_Shielded</text:p>
          </table:table-cell>
          <table:table-cell office:value-type="string" calcext:value-type="string">
            <text:p>HR911105A</text:p>
          </table:table-cell>
          <table:table-cell office:value-type="string" calcext:value-type="string">
            <text:p>8P8C_LED_Shielded</text:p>
          </table:table-cell>
          <table:table-cell office:value-type="string" calcext:value-type="string">
            <text:p>michi1:Hanrun_HR911105A</text:p>
          </table:table-cell>
          <table:table-cell office:value-type="float" office:value="1.73" calcext:value-type="float">
            <text:p>1.7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12074</text:p>
          </table:table-cell>
          <table:table-cell table:formula="of:=[.B32]*[.G32]" office:value-type="float" office:value="1.73" calcext:value-type="float">
            <text:p>1.73</text:p>
          </table:table-cell>
          <table:table-cell table:formula="of:=[.B32]*[.H32]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x4_TFT</text:p>
          </table:table-cell>
          <table:table-cell office:value-type="string" calcext:value-type="string">
            <text:p>PZ200V-11-04P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C541858</text:p>
          </table:table-cell>
          <table:table-cell table:formula="of:=[.B33]*[.G33]" office:value-type="float" office:value="0.02" calcext:value-type="float">
            <text:p>0.02</text:p>
          </table:table-cell>
          <table:table-cell table:formula="of:=[.B33]*[.H33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x4_UART0</text:p>
          </table:table-cell>
          <table:table-cell office:value-type="string" calcext:value-type="string">
            <text:p>PZ200V-11-04P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C541858</text:p>
          </table:table-cell>
          <table:table-cell table:formula="of:=[.B34]*[.G34]" office:value-type="float" office:value="0.02" calcext:value-type="float">
            <text:p>0.02</text:p>
          </table:table-cell>
          <table:table-cell table:formula="of:=[.B34]*[.H34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x15_Chafon</text:p>
          </table:table-cell>
          <table:table-cell office:value-type="string" calcext:value-type="string">
            <text:p>AFC12-S15DCC-00</text:p>
          </table:table-cell>
          <table:table-cell office:value-type="string" calcext:value-type="string">
            <text:p>Conn_01x15_MountingPin</text:p>
          </table:table-cell>
          <table:table-cell office:value-type="string" calcext:value-type="string">
            <text:p>michi1:mstconn_1.25mm_15pol_ChafonRFID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395341</text:p>
          </table:table-cell>
          <table:table-cell table:formula="of:=[.B35]*[.G35]" office:value-type="float" office:value="0.15" calcext:value-type="float">
            <text:p>0.15</text:p>
          </table:table-cell>
          <table:table-cell table:formula="of:=[.B35]*[.H35]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card_moles</text:p>
          </table:table-cell>
          <table:table-cell office:value-type="float" office:value="5033981892" calcext:value-type="float">
            <text:p>5033981892</text:p>
          </table:table-cell>
          <table:table-cell office:value-type="string" calcext:value-type="string">
            <text:p>SDcard_moles</text:p>
          </table:table-cell>
          <table:table-cell office:value-type="string" calcext:value-type="string">
            <text:p>molex_sdcard:MOLEX_503398-1892</text:p>
          </table:table-cell>
          <table:table-cell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C428492</text:p>
          </table:table-cell>
          <table:table-cell table:formula="of:=[.B36]*[.G36]" office:value-type="float" office:value="0.8" calcext:value-type="float">
            <text:p>0.8</text:p>
          </table:table-cell>
          <table:table-cell table:formula="of:=[.B36]*[.H36]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i-40pin_header</text:p>
          </table:table-cell>
          <table:table-cell office:value-type="string" calcext:value-type="string">
            <text:p>B-2100S40P-B110</text:p>
          </table:table-cell>
          <table:table-cell office:value-type="string" calcext:value-type="string">
            <text:p>obsidian-esp32_P40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124383</text:p>
          </table:table-cell>
          <table:table-cell table:formula="of:=[.B37]*[.G37]" office:value-type="float" office:value="0.19" calcext:value-type="float">
            <text:p>0.19</text:p>
          </table:table-cell>
          <table:table-cell table:formula="of:=[.B37]*[.H37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x2</text:p>
          </table:table-cell>
          <table:table-cell office:value-type="string" calcext:value-type="string">
            <text:p>KF301-5.0-2P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ichi1:KF301-5.0-2P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474881</text:p>
          </table:table-cell>
          <table:table-cell table:formula="of:=[.B38]*[.G38]" office:value-type="float" office:value="0.1" calcext:value-type="float">
            <text:p>0.1</text:p>
          </table:table-cell>
          <table:table-cell table:formula="of:=[.B38]*[.H38]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920-E52A2021S10100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michi1:USB_microB_Jing-920-E52A202S1010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10418</text:p>
          </table:table-cell>
          <table:table-cell table:formula="of:=[.B39]*[.G39]" office:value-type="float" office:value="0.06" calcext:value-type="float">
            <text:p>0.06</text:p>
          </table:table-cell>
          <table:table-cell table:formula="of:=[.B39]*[.H39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olingHole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ichi1:JLCPCB_toolingHole_1.152mm</text:p>
          </table:table-cell>
          <table:table-cell table:number-columns-repeated="3"/>
          <table:table-cell table:formula="of:=[.B40]*[.G40]" office:value-type="float" office:value="0" calcext:value-type="float">
            <text:p>0</text:p>
          </table:table-cell>
          <table:table-cell table:formula="of:=[.B40]*[.H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_U0_TX</text:p>
          </table:table-cell>
          <table:table-cell office:value-type="string" calcext:value-type="string">
            <text:p>C49257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49257</text:p>
          </table:table-cell>
          <table:table-cell table:formula="of:=[.B41]*[.G41]" office:value-type="float" office:value="0.02" calcext:value-type="float">
            <text:p>0.02</text:p>
          </table:table-cell>
          <table:table-cell table:formula="of:=[.B41]*[.H41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_U0_RX</text:p>
          </table:table-cell>
          <table:table-cell office:value-type="string" calcext:value-type="string">
            <text:p>C49257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49257</text:p>
          </table:table-cell>
          <table:table-cell table:formula="of:=[.B42]*[.G42]" office:value-type="float" office:value="0.02" calcext:value-type="float">
            <text:p>0.02</text:p>
          </table:table-cell>
          <table:table-cell table:formula="of:=[.B42]*[.H42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_5VtoHat</text:p>
          </table:table-cell>
          <table:table-cell/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3"/>
          <table:table-cell table:formula="of:=[.B43]*[.G43]" office:value-type="float" office:value="0" calcext:value-type="float">
            <text:p>0</text:p>
          </table:table-cell>
          <table:table-cell table:formula="of:=[.B43]*[.H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LIMEX_RLC-FP:L_0805_5MIL_DWS</text:p>
          </table:table-cell>
          <table:table-cell table:number-columns-repeated="3"/>
          <table:table-cell table:formula="of:=[.B44]*[.G44]" office:value-type="float" office:value="0" calcext:value-type="float">
            <text:p>0</text:p>
          </table:table-cell>
          <table:table-cell table:formula="of:=[.B44]*[.H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CBM201209U601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MEX_RLC-FP:L_0805_5MIL_DWS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139168</text:p>
          </table:table-cell>
          <table:table-cell table:formula="of:=[.B45]*[.G45]" office:value-type="float" office:value="0.02" calcext:value-type="float">
            <text:p>0.02</text:p>
          </table:table-cell>
          <table:table-cell table:formula="of:=[.B45]*[.H4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SPM6530T-4R7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Bourns_SRP7028A_7.3x6.6mm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76857</text:p>
          </table:table-cell>
          <table:table-cell table:formula="of:=[.B46]*[.G46]" office:value-type="float" office:value="0.17" calcext:value-type="float">
            <text:p>0.17</text:p>
          </table:table-cell>
          <table:table-cell table:formula="of:=[.B46]*[.H46]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LE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NCD0805R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84256</text:p>
          </table:table-cell>
          <table:table-cell table:formula="of:=[.B47]*[.G47]" office:value-type="float" office:value="0.04" calcext:value-type="float">
            <text:p>0.04</text:p>
          </table:table-cell>
          <table:table-cell table:formula="of:=[.B47]*[.H47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E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yellow</text:p>
          </table:table-cell>
          <table:table-cell office:value-type="string" calcext:value-type="string">
            <text:p>19-213/Y2C-CQ2R2L/3T(CY)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72038</text:p>
          </table:table-cell>
          <table:table-cell table:formula="of:=[.B48]*[.G48]" office:value-type="float" office:value="0.02" calcext:value-type="float">
            <text:p>0.02</text:p>
          </table:table-cell>
          <table:table-cell table:formula="of:=[.B48]*[.H48]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E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19-217/GHC-YR1S2/3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72043</text:p>
          </table:table-cell>
          <table:table-cell table:formula="of:=[.B49]*[.G49]" office:value-type="float" office:value="0.04" calcext:value-type="float">
            <text:p>0.04</text:p>
          </table:table-cell>
          <table:table-cell table:formula="of:=[.B49]*[.H49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H1, MH2, MH3, M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ichi1:MountingHole_3.2mmNPTH</text:p>
          </table:table-cell>
          <table:table-cell table:number-columns-repeated="3"/>
          <table:table-cell table:formula="of:=[.B50]*[.G50]" office:value-type="float" office:value="0" calcext:value-type="float">
            <text:p>0</text:p>
          </table:table-cell>
          <table:table-cell table:formula="of:=[.B50]*[.H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BC817-40LT3G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OLIMEX_Transistors-FP:SOT2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146798</text:p>
          </table:table-cell>
          <table:table-cell table:formula="of:=[.B51]*[.G51]" office:value-type="float" office:value="0.08" calcext:value-type="float">
            <text:p>0.08</text:p>
          </table:table-cell>
          <table:table-cell table:formula="of:=[.B51]*[.H51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1, R43, R4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0603WAF1001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C21190</text:p>
          </table:table-cell>
          <table:table-cell table:formula="of:=[.B52]*[.G52]" office:value-type="float" office:value="0.024" calcext:value-type="float">
            <text:p>0.024</text:p>
          </table:table-cell>
          <table:table-cell table:formula="of:=[.B52]*[.H52]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2, R41, R4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5804</text:p>
          </table:table-cell>
          <table:table-cell table:formula="of:=[.B53]*[.G53]" office:value-type="float" office:value="0.009" calcext:value-type="float">
            <text:p>0.009</text:p>
          </table:table-cell>
          <table:table-cell table:formula="of:=[.B53]*[.H53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3, R12, R21, R22, R23, R24, R25, R26, R27, R28, R29, R30, R35, R39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5804</text:p>
          </table:table-cell>
          <table:table-cell table:formula="of:=[.B54]*[.G54]" office:value-type="float" office:value="0.042" calcext:value-type="float">
            <text:p>0.042</text:p>
          </table:table-cell>
          <table:table-cell table:formula="of:=[.B54]*[.H54]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603WAF0000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1189</text:p>
          </table:table-cell>
          <table:table-cell table:formula="of:=[.B55]*[.G55]" office:value-type="float" office:value="0.003" calcext:value-type="float">
            <text:p>0.003</text:p>
          </table:table-cell>
          <table:table-cell table:formula="of:=[.B55]*[.H55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5, R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0603WAF3300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3138</text:p>
          </table:table-cell>
          <table:table-cell table:formula="of:=[.B56]*[.G56]" office:value-type="float" office:value="0.006" calcext:value-type="float">
            <text:p>0.006</text:p>
          </table:table-cell>
          <table:table-cell table:formula="of:=[.B56]*[.H56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6, R7, R8, R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0603WAF499J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C23185</text:p>
          </table:table-cell>
          <table:table-cell table:formula="of:=[.B57]*[.G57]" office:value-type="float" office:value="0.032" calcext:value-type="float">
            <text:p>0.032</text:p>
          </table:table-cell>
          <table:table-cell table:formula="of:=[.B57]*[.H57]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0603WAF1212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C22864</text:p>
          </table:table-cell>
          <table:table-cell table:formula="of:=[.B58]*[.G58]" office:value-type="float" office:value="0.008" calcext:value-type="float">
            <text:p>0.008</text:p>
          </table:table-cell>
          <table:table-cell table:formula="of:=[.B58]*[.H58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13, R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0603WAF2002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4184</text:p>
          </table:table-cell>
          <table:table-cell table:formula="of:=[.B59]*[.G59]" office:value-type="float" office:value="0.006" calcext:value-type="float">
            <text:p>0.006</text:p>
          </table:table-cell>
          <table:table-cell table:formula="of:=[.B59]*[.H59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14, R15, R16, R17, R18, R19, R20, R40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WAF1801T5E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4177</text:p>
          </table:table-cell>
          <table:table-cell table:formula="of:=[.B60]*[.G60]" office:value-type="float" office:value="0.024" calcext:value-type="float">
            <text:p>0.024</text:p>
          </table:table-cell>
          <table:table-cell table:formula="of:=[.B60]*[.H60]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R0603</text:p>
          </table:table-cell>
          <table:table-cell office:value-type="string" calcext:value-type="string">
            <text:p>0603WAF1004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2935</text:p>
          </table:table-cell>
          <table:table-cell table:formula="of:=[.B61]*[.G61]" office:value-type="float" office:value="0.003" calcext:value-type="float">
            <text:p>0.003</text:p>
          </table:table-cell>
          <table:table-cell table:formula="of:=[.B61]*[.H61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603WAF1202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2790</text:p>
          </table:table-cell>
          <table:table-cell table:formula="of:=[.B62]*[.G62]" office:value-type="float" office:value="0.003" calcext:value-type="float">
            <text:p>0.003</text:p>
          </table:table-cell>
          <table:table-cell table:formula="of:=[.B62]*[.H62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WAF4701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3162</text:p>
          </table:table-cell>
          <table:table-cell table:formula="of:=[.B63]*[.G63]" office:value-type="float" office:value="0.003" calcext:value-type="float">
            <text:p>0.003</text:p>
          </table:table-cell>
          <table:table-cell table:formula="of:=[.B63]*[.H63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0603WAF1004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2935</text:p>
          </table:table-cell>
          <table:table-cell table:formula="of:=[.B64]*[.G64]" office:value-type="float" office:value="0.003" calcext:value-type="float">
            <text:p>0.003</text:p>
          </table:table-cell>
          <table:table-cell table:formula="of:=[.B64]*[.H64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0603WAF7502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3242</text:p>
          </table:table-cell>
          <table:table-cell table:formula="of:=[.B65]*[.G65]" office:value-type="float" office:value="0.003" calcext:value-type="float">
            <text:p>0.003</text:p>
          </table:table-cell>
          <table:table-cell table:formula="of:=[.B65]*[.H65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0603WAF3301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2978</text:p>
          </table:table-cell>
          <table:table-cell table:formula="of:=[.B66]*[.G66]" office:value-type="float" office:value="0.003" calcext:value-type="float">
            <text:p>0.003</text:p>
          </table:table-cell>
          <table:table-cell table:formula="of:=[.B66]*[.H66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4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0603WAF2200T5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C22962</text:p>
          </table:table-cell>
          <table:table-cell table:formula="of:=[.B67]*[.G67]" office:value-type="float" office:value="0.008" calcext:value-type="float">
            <text:p>0.008</text:p>
          </table:table-cell>
          <table:table-cell table:formula="of:=[.B67]*[.H67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S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button (DNP)</text:p>
          </table:table-cell>
          <table:table-cell office:value-type="string" calcext:value-type="string">
            <text:p>UK-B0240-R-250-JZ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michi1:SW_6.3x3.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698192</text:p>
          </table:table-cell>
          <table:table-cell table:formula="of:=[.B68]*[.G68]" office:value-type="float" office:value="0.07" calcext:value-type="float">
            <text:p>0.07</text:p>
          </table:table-cell>
          <table:table-cell table:formula="of:=[.B68]*[.H68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C114YKA</text:p>
          </table:table-cell>
          <table:table-cell office:value-type="string" calcext:value-type="string">
            <text:p>DTC114YKAT146</text:p>
          </table:table-cell>
          <table:table-cell office:value-type="string" calcext:value-type="string">
            <text:p>DTC114YKA</text:p>
          </table:table-cell>
          <table:table-cell office:value-type="string" calcext:value-type="string">
            <text:p>OLIMEX_Transistors-FP:SOT2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112929</text:p>
          </table:table-cell>
          <table:table-cell table:formula="of:=[.B69]*[.G69]" office:value-type="float" office:value="0.03" calcext:value-type="float">
            <text:p>0.03</text:p>
          </table:table-cell>
          <table:table-cell table:formula="of:=[.B69]*[.H69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_WROVER_RMII</text:p>
          </table:table-cell>
          <table:table-cell office:value-type="string" calcext:value-type="string">
            <text:p>ESP32-WROVER-E(16MB)</text:p>
          </table:table-cell>
          <table:table-cell office:value-type="string" calcext:value-type="string">
            <text:p>ESP32_WROVER_RMII</text:p>
          </table:table-cell>
          <table:table-cell office:value-type="string" calcext:value-type="string">
            <text:p>esp32-wrover:ESP32-WROVER</text:p>
          </table:table-cell>
          <table:table-cell table:number-columns-repeated="2" office:value-type="float" office:value="4.52" calcext:value-type="float">
            <text:p>4.52</text:p>
          </table:table-cell>
          <table:table-cell office:value-type="string" calcext:value-type="string">
            <text:p>C701349</text:p>
          </table:table-cell>
          <table:table-cell table:formula="of:=[.B70]*[.G70]" office:value-type="float" office:value="4.52" calcext:value-type="float">
            <text:p>4.52</text:p>
          </table:table-cell>
          <table:table-cell table:formula="of:=[.B70]*[.H70]"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LAN8720A-CP-TR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float" office:value="1.96" calcext:value-type="float">
            <text:p>1.9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C45223</text:p>
          </table:table-cell>
          <table:table-cell table:formula="of:=[.B71]*[.G71]" office:value-type="float" office:value="1.96" calcext:value-type="float">
            <text:p>1.96</text:p>
          </table:table-cell>
          <table:table-cell table:formula="of:=[.B71]*[.H71]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LVC1G3157</text:p>
          </table:table-cell>
          <table:table-cell office:value-type="string" calcext:value-type="string">
            <text:p>SN74LVC1G3157DCKR</text:p>
          </table:table-cell>
          <table:table-cell office:value-type="string" calcext:value-type="string">
            <text:p>FSA3157L6X</text:p>
          </table:table-cell>
          <table:table-cell office:value-type="string" calcext:value-type="string">
            <text:p>Package_TO_SOT_SMD:SOT-363_SC-70-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2681224</text:p>
          </table:table-cell>
          <table:table-cell table:formula="of:=[.B72]*[.G72]" office:value-type="float" office:value="0.27" calcext:value-type="float">
            <text:p>0.27</text:p>
          </table:table-cell>
          <table:table-cell table:formula="of:=[.B72]*[.H72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U6, U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9523B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AW9523B</text:p>
          </table:table-cell>
          <table:table-cell office:value-type="string" calcext:value-type="string">
            <text:p>Package_DFN_QFN:WQFN-24-1EP_4x4mm_P0.5mm_EP2.6x2.6mm</text:p>
          </table:table-cell>
          <table:table-cell office:value-type="float" office:value="0.51" calcext:value-type="float">
            <text:p>0.5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C148077</text:p>
          </table:table-cell>
          <table:table-cell table:formula="of:=[.B73]*[.G73]" office:value-type="float" office:value="1.02" calcext:value-type="float">
            <text:p>1.02</text:p>
          </table:table-cell>
          <table:table-cell table:formula="of:=[.B73]*[.H73]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4332</text:p>
          </table:table-cell>
          <table:table-cell office:value-type="string" calcext:value-type="string">
            <text:p>TPS54332DDAR</text:p>
          </table:table-cell>
          <table:table-cell office:value-type="string" calcext:value-type="string">
            <text:p>TPS54531</text:p>
          </table:table-cell>
          <table:table-cell office:value-type="string" calcext:value-type="string">
            <text:p>Package_SO:SOP-8-1EP_4.57x4.57mm_P1.27mm_EP4.57x4.45mm</text:p>
          </table:table-cell>
          <table:table-cell office:value-type="float" office:value="1.25" calcext:value-type="float">
            <text:p>1.2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41312</text:p>
          </table:table-cell>
          <table:table-cell table:formula="of:=[.B74]*[.G74]" office:value-type="float" office:value="1.25" calcext:value-type="float">
            <text:p>1.25</text:p>
          </table:table-cell>
          <table:table-cell table:formula="of:=[.B74]*[.H74]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6211C</text:p>
          </table:table-cell>
          <table:table-cell office:value-type="string" calcext:value-type="string">
            <text:p>ME6211C33M5G-N</text:p>
          </table:table-cell>
          <table:table-cell office:value-type="string" calcext:value-type="string">
            <text:p>TLV70012_SOT23-5</text:p>
          </table:table-cell>
          <table:table-cell office:value-type="string" calcext:value-type="string">
            <text:p>Package_TO_SOT_SMD:SOT-23-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82942</text:p>
          </table:table-cell>
          <table:table-cell table:formula="of:=[.B75]*[.G75]" office:value-type="float" office:value="0.08" calcext:value-type="float">
            <text:p>0.08</text:p>
          </table:table-cell>
          <table:table-cell table:formula="of:=[.B75]*[.H75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340T</text:p>
          </table:table-cell>
          <table:table-cell office:value-type="string" calcext:value-type="string">
            <text:p>CH340_NC</text:p>
          </table:table-cell>
          <table:table-cell office:value-type="string" calcext:value-type="string">
            <text:p>OLIMEX_IC-FP:SSOP-20W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C8689</text:p>
          </table:table-cell>
          <table:table-cell table:formula="of:=[.B76]*[.G76]" office:value-type="float" office:value="0.5" calcext:value-type="float">
            <text:p>0.5</text:p>
          </table:table-cell>
          <table:table-cell table:formula="of:=[.B76]*[.H76]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X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 50MHz</text:p>
          </table:table-cell>
          <table:table-cell office:value-type="string" calcext:value-type="string">
            <text:p>OT322550MJBA4SL</text:p>
          </table:table-cell>
          <table:table-cell office:value-type="string" calcext:value-type="string">
            <text:p>ASE-xxxMHz</text:p>
          </table:table-cell>
          <table:table-cell office:value-type="string" calcext:value-type="string">
            <text:p>Oscillator:Oscillator_SMD_Abracon_ASE-4Pin_3.2x2.5mm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717684</text:p>
          </table:table-cell>
          <table:table-cell table:formula="of:=[.B77]*[.G77]" office:value-type="float" office:value="0.83" calcext:value-type="float">
            <text:p>0.83</text:p>
          </table:table-cell>
          <table:table-cell table:formula="of:=[.B77]*[.H7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12Mhz</text:p>
          </table:table-cell>
          <table:table-cell office:value-type="string" calcext:value-type="string">
            <text:p>M12000J134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258939</text:p>
          </table:table-cell>
          <table:table-cell table:formula="of:=[.B78]*[.G78]" office:value-type="float" office:value="0.12" calcext:value-type="float">
            <text:p>0.12</text:p>
          </table:table-cell>
          <table:table-cell table:formula="of:=[.B78]*[.H78]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Qty=10 and 100</text:p>
          </table:table-cell>
          <table:table-cell table:number-columns-repeated="6"/>
          <table:table-cell office:value-type="float" office:value="2.9" calcext:value-type="float">
            <text:p>2.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formula="of:=SUM([.J7:.J79])" office:value-type="float" office:value="19.09" calcext:value-type="float">
            <text:p>19.09</text:p>
          </table:table-cell>
          <table:table-cell table:formula="of:=SUM([.K7:.K79])" office:value-type="float" office:value="12.428" calcext:value-type="float">
            <text:p>12.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5T16:13:03.072143076</dc:date>
    <meta:editing-duration>PT7M27S</meta:editing-duration>
    <meta:editing-cycles>2</meta:editing-cycles>
    <meta:generator>LibreOffice/6.4.7.2$Linux_X86_64 LibreOffice_project/40$Build-2</meta:generator>
    <meta:document-statistic meta:table-count="1" meta:cell-count="803" meta:object-count="0"/>
  </office:meta>
</office:document-meta>
</file>